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0264583333333333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0.291041666666667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6.007291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74625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1">
            <text:p>1px</text:p>
          </table:table-cell>
          <table:table-cell table:number-columns-repeated="2" table:style-name="ce1"/>
          <table:table-cell office:value-type="float" office:value="0.09" table:style-name="ce1">
            <text:p>0.09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10px</text:p>
          </table:table-cell>
          <table:table-cell table:style-name="ce1"/>
          <table:table-cell office:value-type="float" office:value="0.91" table:style-name="ce1">
            <text:p>0.9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5" table:style-name="ce1">
            <text:p>65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1">
            <text:p>100px</text:p>
          </table:table-cell>
          <table:table-cell office:value-type="float" office:value="15.83" table:style-name="ce1">
            <text:p>15.83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office:value-type="float" office:value="605" table:style-name="ce1">
            <text:p>605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office:value-type="string" table:style-name="ce1">
            <text:p>width</text:p>
          </table:table-cell>
          <table:table-cell table:number-columns-repeated="3" table:style-name="ce1"/>
          <table:table-cell office:value-type="string" table:style-name="ce1">
            <text:p>px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  <table:table table:name="Sheet2" table:style-name="ta1"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6381" table:default-cell-style-name="ce1"/>
        <table:table-row table:style-name="ro1">
          <table:table-cell office:value-type="float" office:value="10" table:style-name="ce1">
            <text:p>10</text:p>
          </table:table-cell>
          <table:table-cell office:value-type="float" office:value="9.83" table:style-name="ce1">
            <text:p>9.83</text:p>
          </table:table-cell>
          <table:table-cell office:value-type="float" office:value="10.17" table:style-name="ce1">
            <text:p>10.17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4" table:style-name="ce1">
            <text:p>64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4</meta:generator>
    <meta:initial-creator>Sheet</meta:initial-creator>
    <dc:creator>Sheet</dc:creator>
    <meta:creation-date>2022-03-05T08:55:32Z</meta:creation-date>
    <dc:date>2022-03-05T21:24:52Z</dc:date>
  </office:meta>
</office:document-meta>
</file>